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b5cd" officeooo:paragraph-rsid="000d4e72" style:font-size-asian="14pt" style:font-size-complex="14pt"/>
    </style:style>
    <style:style style:name="P2" style:family="paragraph" style:parent-style-name="Standard">
      <style:text-properties fo:font-size="14pt" officeooo:rsid="001fc0e9" officeooo:paragraph-rsid="000d4e72" style:font-size-asian="14pt" style:font-size-complex="14pt"/>
    </style:style>
    <style:style style:name="T1" style:family="text">
      <style:text-properties officeooo:rsid="0027f90b"/>
    </style:style>
    <style:style style:name="T2" style:family="text">
      <style:text-properties officeooo:rsid="000d4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67"/><text:span text:style-name="T2">SET A</text:span></text:p>
      <text:p text:style-name="P1"/>
      <text:p text:style-name="P1">1. Write A Shell Script to compute the following. <text:span text:style-name="T1">If Input is 123 then the output will be <text:s/>321.</text:span> </text:p>
      <text:p text:style-name="P1"><text:span text:style-name="T1">2</text:span>. Write A Shell Script To Print The Count Of Files And Subdirectories In The</text:p>
      <text:p text:style-name="P1">Specified Directory.</text:p>
      <text:p text:style-name="P1"><text:span text:style-name="T1">3</text:span>. Write a shell script to find the <text:span text:style-name="T1">Fibonacci</text:span> <text:span text:style-name="T1">series up to given number</text:span>. The number should be given as argument and you have to use functions.</text:p>
      <text:p text:style-name="P2">Example: <text:span text:style-name="T1">If anyone give 4 then the output will be: 0 1 <text:s/>1 <text:s/>2.</text:span></text:p>
      <text:p text:style-name="P1"><text:span text:style-name="T1">4</text:span>. Write a shell script to find the <text:span text:style-name="T1">9</text:span>- 1<text:span text:style-name="T1">8</text:span> line numbers from a.txt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02:34:17.572122431</meta:creation-date>
    <dc:date>2018-07-17T02:34:53.658219162</dc:date>
    <meta:editing-duration>PT36S</meta:editing-duration>
    <meta:editing-cycles>1</meta:editing-cycles>
    <meta:document-statistic meta:table-count="0" meta:image-count="0" meta:object-count="0" meta:page-count="1" meta:paragraph-count="7" meta:word-count="94" meta:character-count="539" meta:non-whitespace-character-count="381"/>
    <meta:generator>LibreOffice/6.0.3.2$Linux_X86_64 LibreOffice_project/00m0$Build-2</meta:generator>
  </office:meta>
</office:document-meta>
</file>